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fd9b" officeooo:paragraph-rsid="0018a434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1f92f6" officeooo:paragraph-rsid="0018a434" fo:background-color="transparen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e70f" officeooo:paragraph-rsid="001be70f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18a434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a7bb9" officeooo:paragraph-rsid="001a7bb9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18a434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rsid="002161f2" officeooo:paragraph-rsid="002161f2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2161f2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"/>
    </style:style>
    <style:style style:name="T3" style:family="text">
      <style:text-properties style:font-name="Arial" fo:font-size="11pt" officeooo:rsid="001f92f6" style:font-size-asian="11pt" style:font-size-complex="11pt"/>
    </style:style>
    <style:style style:name="T4" style:family="text">
      <style:text-properties style:font-name="Arial" officeooo:rsid="001f92f6"/>
    </style:style>
    <style:style style:name="T5" style:family="text">
      <style:text-properties officeooo:rsid="0029645f"/>
    </style:style>
    <style:style style:name="T6" style:family="text">
      <style:text-properties officeooo:rsid="00257467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1cb38" fo:background-color="transparent" loext:char-shading-value="0"/>
    </style:style>
    <style:style style:name="T9" style:family="text">
      <style:text-properties officeooo:rsid="001c054d"/>
    </style:style>
    <style:style style:name="T10" style:family="text">
      <style:text-properties officeooo:rsid="002b7aea"/>
    </style:style>
    <style:style style:name="T11" style:family="text">
      <style:text-properties officeooo:rsid="002161f2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12">do text</text:span></text:p><text:p text:style-name="P18"><text:span text:style-name="T13">from document(at=reference, format='odt')</text:span></text:p></office:annotation>import depuis reference.odt</text:p>
      <text:p text:style-name="P5"/>
      <text:p text:style-name="P13">L’an deux mille DIX-H<text:span text:style-name="T6">UIT</text:span>, <text:span text:style-name="T8"><text:text-input text:description="">event_view.display_date('investigationEnd',custom_format='%d')</text:text-input></text:span> du mois de <text:span text:style-name="T7"><text:text-input text:description="">event_view.display_date('investigationEnd',custom_format='%B')</text:text-input></text:span>, à onze heures, NOUS, Bourgmestre de la Commune de <text:span text:style-name="T7"><text:text-input text:description="">tool.getCityName()</text:text-input></text:span>, délégué par le Collège Communal, à l’effet de <text:span text:style-name="T9">procéder à</text:span> une information de l’avis annonçant qu’une demande a été introduite par : 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7"><text:text-input text:description="">self.getPortionOutsText()</text:text-input></text:span></text:p>
      <text:p text:style-name="P12"/>
      <text:p text:style-name="P11">des travaux ayant les caractéristiques ci-après : </text:p>
      <text:p text:style-name="P11"><text:span text:style-name="T7">- </text:span><text:span text:style-name="T7"><text:text-input text:description="">self.getLicenceSubject()</text:text-input></text:span></text:p>
      <text:p text:style-name="P11"/>
      <text:section text:style-name="Sect1" text:name="hasNoClaimants">
        <text:p text:style-name="P13"><office:annotation><dc:creator>bleybaert</dc:creator><dc:date>2018-05-04T11:11:21</dc:date><loext:sender-initials>ble</loext:sender-initials><text:p text:style-name="P18"><text:span text:style-name="T14">do section- if not len(</text:span><text:span text:style-name="T15">licence_helper.getLastInquiry().</text:span><text:span text:style-name="T14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14"><office:annotation><dc:creator>bleybaert</dc:creator><dc:date>2018-05-04T11:12:53</dc:date><loext:sender-initials>ble</loext:sender-initials><text:p text:style-name="P18"><text:span text:style-name="T14">do section- if (licence_helper.getLastInquiry().getClaimants()) &gt; 0</text:span></text:p></office:annotation>NOUS sommes rendus à la Maison Communale ou étant et ayant attendu jusqu'à l'heure de midi, des réclamations nous sont parvenues <text:span text:style-name="T10">de </text:span>:</text:p>
        <text:p text:style-name="P15"><text:span text:style-name="T11"><office:annotation><dc:creator>bleybaert</dc:creator><dc:date>2018-05-04T11:16:28</dc:date><loext:sender-initials>ble</loext:sender-initials><text:p text:style-name="P18"><text:span text:style-name="T14">do text for claimant in </text:span><text:span text:style-name="T15">licence_helper.getLastInquiry().getClaimants()</text:span></text:p></office:annotation></text:span><text:span text:style-name="T11">- </text:span><text:span text:style-name="T11"><text:text-input text:description="">claimant.getPersonTitleValue()</text:text-input></text:span><text:span text:style-name="T11"> </text:span><text:span text:style-name="T11"><text:text-input text:description="">claimant.getName1()</text:text-input></text:span><text:span text:style-name="T11"> </text:span><text:span text:style-name="T11"><text:text-input text:description="">claimant.getName2()</text:text-input></text:span><text:span text:style-name="T11"> domicilié </text:span><text:span text:style-name="T11"><text:text-input text:description="">claimant.getStreet()</text:text-input></text:span><text:span text:style-name="T11"> </text:span><text:span text:style-name="T11"><text:text-input text:description="">claimant.getNumber()</text:text-input></text:span><text:span text:style-name="T11">, </text:span><text:span text:style-name="T11"><text:text-input text:description="">claimant.getZipcode()</text:text-input></text:span><text:span text:style-name="T11"> </text:span><text:span text:style-name="T11"><text:text-input text:description="">claimant.getCity()</text:text-input></text:span><text:span text:style-name="T11">.</text:span></text:p>
      </text:section>
      <text:p text:style-name="P16"/>
      <text:p text:style-name="P16"><text:span text:style-name="T5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12">do text</text:span></text:p><text:p text:style-name="P18"><text:span text:style-name="T13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4T09:57:37.425178281</meta:creation-date>
    <dc:date>2018-05-18T10:09:11.588460810</dc:date>
    <dc:creator>bleybaert</dc:creator>
    <meta:editing-duration>PT1H51M39S</meta:editing-duration>
    <meta:editing-cycles>26</meta:editing-cycles>
    <meta:generator>LibreOffice/5.1.6.2$Linux_X86_64 LibreOffice_project/07ac168c60a517dba0f0d7bc7540f5afa45f0909</meta:generator>
    <meta:document-statistic meta:table-count="0" meta:image-count="0" meta:object-count="0" meta:page-count="1" meta:paragraph-count="16" meta:word-count="183" meta:character-count="1300" meta:non-whitespace-character-count="1167"/>
  </office:meta>
</office:document-meta>
</file>